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4d5156" style:font-name="Arial" fo:font-size="10.5pt" style:font-name-asian="Times New Roman" style:font-size-asian="10.5pt" style:font-name-complex="Arial1" style:font-size-complex="10.5pt" fo:background-color="#ffffff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officeooo:rsid="00089bb0" officeooo:paragraph-rsid="00089bb0"/>
    </style:style>
    <style:style style:name="P4" style:family="paragraph" style:parent-style-name="Standard">
      <style:paragraph-properties fo:text-align="end" style:justify-single-word="false" style:writing-mode="rl-tb"/>
    </style:style>
    <style:style style:name="P5" style:family="paragraph" style:parent-style-name="Standard">
      <style:paragraph-properties fo:text-align="center" style:justify-single-word="false" style:writing-mode="rl-tb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writing-mode="rl-tb"/>
    </style:style>
    <style:style style:name="P7" style:family="paragraph" style:parent-style-name="Standard">
      <style:paragraph-properties fo:text-align="justify" style:justify-single-word="false" style:writing-mode="rl-tb"/>
    </style:style>
    <style:style style:name="P8" style:family="paragraph" style:parent-style-name="Standard" style:master-page-name="Standard">
      <style:paragraph-properties fo:text-align="end" style:justify-single-word="false" style:page-number="auto" style:writing-mode="rl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ymbol" style:font-name-asian="Symbol1" style:font-name-complex="Symbo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text:tab/><text:tab/><text:tab/><text:tab/><text:tab/><text:tab/><text:tab/><text:tab/><text:tab/>1 בדצמבר, 2020</text:p>
      <text:p text:style-name="P5"/>
      <text:p text:style-name="P6"><text:span text:style-name="T1">תרגיל מספר 2 בדחיסת מולטימדיה, סמסטר א, תשפ״א</text:span></text:p>
      <text:p text:style-name="P5"/>
      <text:p text:style-name="P4"/>
      <text:p text:style-name="P4">נושא התרגיל הינו שחזור תמונה באמצעות פונקציית הטשטוש ה Point Spread Function (PSF).</text:p>
      <text:p text:style-name="P4"/>
      <text:p text:style-name="P4">נתונה התוכנית deconvolution.py המממשת את מסנן ווינר עבור פונקציית טשטוש של תמונה בלתי ממוקדת (defocus) וכן עבור פונקציית טשטוש הנגרמת מתנועה לינארית.</text:p>
      <text:p text:style-name="P4">התוכנית לקוחה מתוך דוגמאות הפייתון של ה opencv:</text:p>
      <text:p text:style-name="P4"><text:a xlink:type="simple" xlink:href="https://github.com/opencv/opencv/blob/master/samples deconvolution.py" text:style-name="ListLabel_20_7" text:visited-style-name="ListLabel_20_7"><text:span text:style-name="Internet_20_link">https://github.com/opencv/opencv/blob/master/samples deconvolution.py</text:span></text:a></text:p>
      <text:p text:style-name="P4">נתונים הקבצים הבאים המתארים תמונות מטושטשות:</text:p>
      <text:p text:style-name="P4"/>
      <text:p text:style-name="P4"><text:s text:c="2"/>car_defocus.jpgמתארת את חלקו האחורי של רכב כאשר מספר הרכב מטושטש. הצילום הושג על ידי שימוש בפוקוס הידני של המצלמה.</text:p>
      <text:p text:style-name="P4"/>
      <text:p text:style-name="P4">car_motion_blur.jpg מתארת רכב מטושטש כתוצאה מתנועה במהירות קבועה. </text:p>
      <text:p text:style-name="P4"/>
      <text:p text:style-name="P7">התמונות צולמו ברזולוציה גבוהה של 4000x6000 פיקסלים.</text:p>
      <text:p text:style-name="P4"/>
      <text:p text:style-name="P4">1.</text:p>
      <text:p text:style-name="P4">א. באמצעות ה PyCharm או כל IDE אחר המיועד לפייתון, הרץ את התוכנית על התמונה car_motion_blur.jpg המטושטשת כתוצאה מתנועה. יתכן ויש צורך להגדיל את גודל הטשטוש המקסימלי בתוכנית.</text:p>
      <text:p text:style-name="P4">הוסף לתוכנית פונקציה המאפשרת לבחור אזור עניין ROI (Region of Interest) <text:s/>מתוך התמונה באמצעות הפונקציה cv2.selectROI תוך שימוש בעכבר ועל ידי כך להמשיך לעבד ולהתייחס רק לחלק מצומצם יותר של התמונה המקורית.</text:p>
      <text:p text:style-name="P4"/>
      <text:p text:style-name="P4">הסבר לגבי השימוש ב <text:s/>cv2.selectROIנמצא בבלוג הבא:</text:p>
      <text:p text:style-name="P4">https://www.learnopencv.com/how-to-select-a-bounding-box-roi-in-opencv-cpp-python/</text:p>
      <text:p text:style-name="P4"/>
      <text:p text:style-name="P4">הרץ את התוכנית עם הפרמטרים הדרושים לשחזור של טשטוש הנובע <text:s/>מתנועה.</text:p>
      <text:p text:style-name="P4">הסרגל המאפשר בחירה אינטראקטיבית של גודל הטשטוש מוגבל ל 50, הגדל אותו לערך מתאים יותר לבעיה זו.</text:p>
      <text:p text:style-name="P4">170, 21, 18 </text:p>
      <text:p text:style-name="P4">color : </text:p>
      <text:p text:style-name="P4">174</text:p>
      <text:p text:style-name="P4">64</text:p>
      <text:p text:style-name="P4">23</text:p>
      <text:p text:style-name="P4"/>
      <text:p text:style-name="P4">שנה את התוכנית כך שתוכל לשחזר תמונות צבע מטושטשות.</text:p>
      <text:p text:style-name="P4"/>
      <text:p text:style-name="P4">מה הוא גודל הטשטוש בפיקסלים? 64</text:p>
      <text:p text:style-name="P4">מה היא זווית הטשטוש במעלות? 174</text:p>
      <text:p text:style-name="P4">מה הוא יחס האות לרעש המיטבי?23 </text:p>
      <text:p text:style-name="P4">הצג את קטע התמונה המקורית הכולל את מספר הרכב, התמונה המשוחזרת, פונקציית הטשטוש (ה PSF) וכן התמרת ה DFT של פונקציית הטשטוש.</text:p>
      <text:p text:style-name="P4"/>
      <text:p text:style-name="P4"><text:soft-page-break/>ב. הרץ את התוכנית על התמונה המתארת רכב שצולם בכוונה במיקוד שגוי. בחר ארגומנטים המתאימים לשחזור תמונה שאינה ממוקדת.</text:p>
      <text:p text:style-name="P4">מה קוטר הטשטוש בפיקסלים? 28</text:p>
      <text:p text:style-name="P4">מה יחס האות לרעש המיטבי? 22</text:p>
      <text:p text:style-name="P4">הצג את קטע התמונה המקורית הכולל את מספר הרכב, התמונה המשוחזרת המציגה את מספר הרכב באופן ברור יותר, פונקציית הטשטוש וכן התמרת ה DFT של פונקציית הטשטוש.</text:p>
      <text:p text:style-name="P4"/>
      <text:p text:style-name="P4">2. באמצעות IDE עקוב אחרי ביצוע התוכנית הן עבור טשטוש מתנועה והן עבור טשטוש מפוקוס שאינו ממוקד והסבר בפירוט את התוכנית.</text:p>
      <text:p text:style-name="Standard">מה תפקידה של הפונקציה blur_edge?</text:p>
      <text:p text:style-name="P4">מדוע יש צורך בשורות הבאות:</text:p>
      <text:p text:style-name="P4"/>
      <text:p text:style-name="Standard">res = np.roll(res, -kh//2, 0)</text:p>
      <text:p text:style-name="P3">Reverse the vector</text:p>
      <text:p text:style-name="Standard">res = np.roll(res, -kh//2, 1)</text:p>
      <text:p text:style-name="P3">Reverse the Vector, and shift circular to the end </text:p>
      <text:p text:style-name="P4"><text:bookmark text:name="_GoBack"/></text:p>
      <text:p text:style-name="Standard"/>
      <text:p text:style-name="Standard"/>
      <text:p text:style-name="Standard"/>
      <text:p text:style-name="Standard"/>
      <text:p text:style-name="P4">3. שנה את התוכנית למימוש מסנן ה <text:s/>Pseudo Inverse.</text:p>
      <text:p text:style-name="P4">המסנן מתואר בהרצאה מספר 4 – חלק ב׳, עמוד 29.</text:p>
      <text:p text:style-name="P4"/>
      <text:p text:style-name="P4">החלף את מכוון ה snr <text:s/>במכוון ה <text:span text:style-name="T2"></text:span>.</text:p>
      <text:p text:style-name="P4">א. שחזר את מספר הרכב המטושטש כתוצאה מתנועה.</text:p>
      <text:p text:style-name="P4">מהם הפרמטרים האופטימליים: רוחב טשטוש, זווית ו <text:span text:style-name="T2"></text:span>?</text:p>
      <text:p text:style-name="P4">הצג את התמונה המשוחזרת ואת פונקציית התמסורת במישור התדר.</text:p>
      <text:p text:style-name="P4"/>
      <text:p text:style-name="P4">ב. שחזר את מספר הרכב המטושטש כתוצאה מחוסר מיקוד.</text:p>
      <text:p text:style-name="P4">מהם הפרמטרים האופטימליים: קוטר טשטוש, ו <text:span text:style-name="T2"></text:span> ?</text:p>
      <text:p text:style-name="P4">הצג את התמונה המשוחזרת ואת פונקציית התמסורת במישור התדר.</text:p>
      <text:p text:style-name="P4"/>
      <text:p text:style-name="P4">4. שנה את התוכנית למימוש מסנן ה Inverse.</text:p>
      <text:p text:style-name="P4"/>
      <text:p text:style-name="P4">א. שחזר את מספר הרכב המטושטש כתוצאה מתנועה.</text:p>
      <text:p text:style-name="P4">מהם הפרמטרים האופטימליים: רוחב טשטוש, וזווית.</text:p>
      <text:p text:style-name="P4">הצג את התמונה המשוחזרת ואת פונקציית התמסורת במישור התדר.</text:p>
      <text:p text:style-name="P4"/>
      <text:p text:style-name="P4">ב. שחזר את מספר הרכב המטושטש כתוצאה מחוסר מיקוד.</text:p>
      <text:p text:style-name="P4">מהו קוטר הטשטוש האופטימלי?</text:p>
      <text:p text:style-name="P4">הצג את התמונה המשוחזרת ואת פונקציית התמסורת במישור התדר.</text:p>
      <text:p text:style-name="P4"/>
      <text:p text:style-name="P4">התמונות גדולות מאוד, לכן השתמש רק באזור הרלבנטי בכל תמונה אבל ברזולוציה המקורית.</text:p>
      <text:p text:style-name="P4"/>
      <text:p text:style-name="P4">התרגיל נכתב בלשון זכר מטעמי נוחות בלבד אך מיועד לנשים וגברים כאחד.</text:p>
      <text:p text:style-name="P1"/>
      <text:p text:style-name="P1"/>
      <text:p text:style-name="P2"/>
      <text:p text:style-name="P4">בהצלחה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Arial1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Arial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4:10:00</meta:creation-date>
    <meta:initial-creator>יבין דרור</meta:initial-creator>
    <dc:language>en-US</dc:language>
    <dc:date>2020-12-29T19:45:32.941303513</dc:date>
    <meta:editing-cycles>8</meta:editing-cycles>
    <meta:editing-duration>PT4H25M14S</meta:editing-duration>
    <meta:generator>LibreOffice/6.0.7.3$Linux_X86_64 LibreOffice_project/00m0$Build-3</meta:generator>
    <meta:document-statistic meta:table-count="0" meta:image-count="0" meta:object-count="0" meta:page-count="2" meta:paragraph-count="57" meta:word-count="518" meta:character-count="3155" meta:non-whitespace-character-count="267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